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043cm"/>
    </style:style>
    <style:style style:name="Tableau3.B" style:family="table-column">
      <style:table-column-properties style:column-width="1.207cm"/>
    </style:style>
    <style:style style:name="Tableau3.C" style:family="table-column">
      <style:table-column-properties style:column-width="2.683cm"/>
    </style:style>
    <style:style style:name="Tableau3.D" style:family="table-column">
      <style:table-column-properties style:column-width="1.429cm"/>
    </style:style>
    <style:style style:name="Tableau3.E" style:family="table-column">
      <style:table-column-properties style:column-width="3.36cm"/>
    </style:style>
    <style:style style:name="Tableau3.F" style:family="table-column">
      <style:table-column-properties style:column-width="1.296cm"/>
    </style:style>
    <style:style style:name="Tableau3.G" style:family="table-column">
      <style:table-column-properties style:column-width="3.122cm"/>
    </style:style>
    <style:style style:name="Tableau3.H" style:family="table-column">
      <style:table-column-properties style:column-width="0.873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H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">
      <style:text-properties officeooo:paragraph-rsid="000b62c8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Heading_20_1">
      <style:paragraph-properties fo:margin-top="0.3cm" fo:margin-bottom="0.101cm" loext:contextual-spacing="false" style:writing-mode="page"/>
    </style:style>
    <style:style style:name="P6" style:family="paragraph" style:parent-style-name="Text">
      <style:text-properties officeooo:paragraph-rsid="000cd38d"/>
    </style:style>
    <style:style style:name="T1" style:family="text">
      <style:text-properties officeooo:rsid="000cd3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setLang(user.lang or 'fr_FR')&gt;">&lt;setLang(user.lang or 'fr_FR')&gt;</text:text-input></text:p>
      <text:h text:style-name="P5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1">Le :<text:text-input text:description="&lt;formatLang(o.meeting_id.date, date=True)&gt;">date</text:text-input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text-input text:description="&lt;o.header_id.name&gt;">&lt;o.header&gt;</text:text-input></text:p>
            <text:p text:style-name="P2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vitreotome_machine&gt;">&lt;o.vitreotome_machine&gt;</text:text-input></text:p>
      <text:p text:style-name="Text">Anesthésie topique par Tétracaine.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P6"><text:span text:style-name="T1"><text:text-input text:description="&lt;if test=&quot;o.subtenon == True&quot;&gt;">&lt;if test="o.subtenon == True"&gt;</text:text-input></text:span></text:p>
      <text:p text:style-name="Text">Incision conjonctivale inférieure aux ciseaux droits.</text:p>
      <text:p text:style-name="Text">Injection de 2.5ml de Carbocaïne 2% à la canule à sous ténonienne</text:p>
      <text:p text:style-name="P3"><text:text-input text:description="&lt;/if&gt;">endif</text:text-input></text:p>
      <text:p text:style-name="Text">Réalisation d'une paracenthese au couteau 2.75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Incision cornéenne limbique tunnelisée au couteau calibré 2.2 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en chambre antérieure.</text:p>
      <text:p text:style-name="Text">Mise en place à l'injecteur Monarch II d'un implant <text:text-input text:description="&lt;o.iol_type&gt;">iol_type</text:text-input> <text:text-input text:description="&lt;o.iol_power&gt;">iol_power</text:text-input> D dans le sac capsulaire.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Sterdex. Coque</text:p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>
          <table:table-cell table:style-name="Tableau3.A1" office:value-type="string">
            <text:p text:style-name="Table_20_Contents_20_1">Temp total US :</text:p>
          </table:table-cell>
          <table:table-cell table:style-name="Tableau3.A1" office:value-type="string">
            <text:p text:style-name="Table_20_Contents_20_1"><text:text-input text:description="&lt;o.var1&gt;">var1</text:text-input></text:p>
          </table:table-cell>
          <table:table-cell table:style-name="Tableau3.A1" office:value-type="string">
            <text:p text:style-name="Table_20_Contents_20_1">Puissance équivalente en position 3 :</text:p>
          </table:table-cell>
          <table:table-cell table:style-name="Tableau3.A1" office:value-type="string">
            <text:p text:style-name="Table_20_Contents_20_1"><text:text-input text:description="&lt;o.var2&gt;">var2</text:text-input></text:p>
          </table:table-cell>
          <table:table-cell table:style-name="Tableau3.A1" office:value-type="string">
            <text:p text:style-name="Table_20_Contents_20_1">Énergie dissipée cumulée :</text:p>
          </table:table-cell>
          <table:table-cell table:style-name="Tableau3.A1" office:value-type="string">
            <text:p text:style-name="Table_20_Contents_20_1"><text:text-input text:description="&lt;o.var3&gt;">var3</text:text-input></text:p>
          </table:table-cell>
          <table:table-cell table:style-name="Tableau3.A1" office:value-type="string">
            <text:p text:style-name="Table_20_Contents_20_1"/>
          </table:table-cell>
          <table:table-cell table:style-name="Tableau3.H1" office:value-type="string">
            <text:p text:style-name="Table_20_Contents_20_1"/>
          </table:table-cell>
        </table:table-row>
        <table:table-row>
          <table:table-cell table:style-name="Tableau3.A2" office:value-type="string">
            <text:p text:style-name="Table_20_Contents_20_1">Temps de torsion :</text:p>
          </table:table-cell>
          <table:table-cell table:style-name="Tableau3.A2" office:value-type="string">
            <text:p text:style-name="Table_20_Contents_20_1"><text:text-input text:description="&lt;o.var4&gt;">var4</text:text-input></text:p>
          </table:table-cell>
          <table:table-cell table:style-name="Tableau3.A2" office:value-type="string">
            <text:p text:style-name="Table_20_Contents_20_1">Amplitude de torsion moyenne </text:p>
          </table:table-cell>
          <table:table-cell table:style-name="Tableau3.A2" office:value-type="string">
            <text:p text:style-name="Table_20_Contents_20_1"><text:text-input text:description="&lt;o.var5&gt;">var5</text:text-input></text:p>
          </table:table-cell>
          <table:table-cell table:style-name="Tableau3.A2" office:value-type="string">
            <text:p text:style-name="Table_20_Contents_20_1">Amplitude de torsion moyenne en position 3 :</text:p>
          </table:table-cell>
          <table:table-cell table:style-name="Tableau3.A2" office:value-type="string">
            <text:p text:style-name="Table_20_Contents_20_1"><text:text-input text:description="&lt;o.var6&gt;">var6</text:text-input></text:p>
          </table:table-cell>
          <table:table-cell table:style-name="Tableau3.A2" office:value-type="string">
            <text:p text:style-name="Table_20_Contents_20_1">Amplitude de torsion moyenne en position équivalente en position 3 :</text:p>
          </table:table-cell>
          <table:table-cell table:style-name="Tableau3.H2" office:value-type="string">
            <text:p text:style-name="Table_20_Contents_20_1"><text:text-input text:description="&lt;o.var7&gt;">var7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7pt" style:font-size-asian="10.5pt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cm" fo:margin-bottom="0cm" loext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1T03:48:04.951365271</dc:date>
    <meta:editing-duration>PT11H4M42S</meta:editing-duration>
    <meta:editing-cycles>166</meta:editing-cycles>
    <dc:creator>Laurent FRANCOIS</dc:creator>
    <meta:document-statistic meta:table-count="2" meta:image-count="0" meta:object-count="0" meta:page-count="1" meta:paragraph-count="60" meta:word-count="364" meta:character-count="2080" meta:non-whitespace-character-count="1846"/>
  </office:meta>
</office:document-meta>
</file>